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apple-style-span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/>
    </style:style>
    <style:style style:name="P11" style:parent-style-name="Ingetavstånd" style:family="paragraph"/>
    <style:style style:name="T12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Ki-övningar – Kenkotaiso (Health exercise)</text:span></text:h>
      <text:p text:style-name="Normal"/>
      <text:p text:style-name="Normal"/>
      <text:list text:style-name="LFO1" text:continue-numbering="true">
        <text:list-item>
          <text:p text:style-name="P3">Turning the trunk by swinging the arms</text:p>
        </text:list-item>
        <text:list-item>
          <text:p text:style-name="P4">Stretching the trunk to the side by swinging the arms</text:p>
        </text:list-item>
        <text:list-item>
          <text:p text:style-name="P5">Stretching backward and forward by swinging<text:s/>the arms</text:p>
        </text:list-item>
        <text:list-item>
          <text:p text:style-name="P6">Shoulder blade exercise</text:p>
        </text:list-item>
        <text:list-item>
          <text:p text:style-name="P7">Moving the head forward and backward</text:p>
        </text:list-item>
        <text:list-item>
          <text:p text:style-name="P8">Turning the head side to side</text:p>
        </text:list-item>
        <text:list-item>
          <text:p text:style-name="P9">Bending at the knees and standing on tiptoe</text:p>
        </text:list-item>
        <text:list-item>
          <text:p text:style-name="P10">Stretching the knee</text:p>
        </text:list-item>
        <text:list-item>
          <text:p text:style-name="P11"><text:span text:style-name="T12">Swinging both arms up and down while bending the kne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Rubrik3Char" style:display-name="Rubrik 3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1:26:00Z</meta:creation-date>
    <dc:date>2011-12-04T08:23:00Z</dc:date>
    <meta:template xlink:href="Normal" xlink:type="simple"/>
    <meta:editing-cycles>4</meta:editing-cycles>
    <meta:editing-duration>PT1740S</meta:editing-duration>
    <meta:document-statistic meta:page-count="1" meta:paragraph-count="1" meta:word-count="63" meta:character-count="400" meta:row-count="2" meta:non-whitespace-character-count="338"/>
  </office:meta>
</office:document-meta>
</file>